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8.049cm"/>
    </style:style>
    <style:style style:name="co6" style:family="table-column">
      <style:table-column-properties fo:break-before="auto" style:column-width="3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transparent" fo:wrap-option="wrap" style:vertical-align="middle"/>
      <style:text-properties fo:color="#ed4c05" style:font-name="Georgia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8" table:default-cell-style-name="ce7"/>
        <table:table-column table:style-name="co7" table:number-columns-repeated="978" table:default-cell-style-name="ce7"/>
        <table:table-column table:style-name="co7" table:number-columns-repeated="2" table:default-cell-style-name="ce49"/>
        <table:table-row table:style-name="ro1">
          <table:table-cell table:style-name="ce19" office:value-type="string" calcext:value-type="string">
            <text:p>Mish source file etc.</text:p>
          </table:table-cell>
          <table:table-cell/>
          <table:table-cell table:style-name="ce28" office:value-type="string" calcext:value-type="string">
            <text:p>Task/use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28" table:number-columns-repeated="2"/>
          <table:table-cell table:style-name="ce30"/>
          <table:table-cell table:style-name="ce30" office:value-type="string" calcext:value-type="string">
            <office:annotation office:display="true" draw:style-name="gr1" draw:text-style-name="P2" svg:width="15.67cm" svg:height="15.16cm" svg:x="25.38cm" svg:y="1.419cm" draw:caption-point-x="3.778cm" draw:caption-point-y="-0.559cm">
              <dc:date>2024-11-03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/></text:p>
              <text:p text:style-name="P1"><text:span text:style-name="T1">För </text:span><text:span text:style-name="T2">finderrimg</text:span><text:span text:style-name="T1">, kan behöva installeras:</text:span></text:p>
              <text:p text:style-name="P1"><text:span text:style-name="T1"><text:tab/></text:span><text:span text:style-name="T2">jpeginfo</text:span><text:span text:style-name="T1">, libetiff-tools (för </text:span><text:span text:style-name="T2">tiffinfo</text:span><text:span text:style-name="T1">)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2">CSS </text:span></text:p>
              <text:p text:style-name="P1"><text:span text:style-name="T2">unit</text:span><text:span text:style-name="T2"><text:tab/></text:span><text:span text:style-name="T2">relative to</text:span></text:p>
              <text:p text:style-name="P1"><text:span text:style-name="T1">em</text:span><text:span text:style-name="T1"><text:tab/></text:span><text:span text:style-name="T1"><text:tab/></text:span><text:span text:style-name="T1">font size of the element</text:span></text:p>
              <text:p text:style-name="P1"><text:span text:style-name="T1">ex <text:s text:c="3"/></text:span><text:span text:style-name="T1"><text:tab/></text:span><text:span text:style-name="T1">x-height of the element’s font</text:span></text:p>
              <text:p text:style-name="P1"><text:span text:style-name="T1">ch <text:s text:c="3"/></text:span><text:span text:style-name="T1"><text:tab/></text:span><text:span text:style-name="T1">character advance of the “0” (ZERO, U+0030) glyph in the element’s font</text:span></text:p>
              <text:p text:style-name="P1"><text:span text:style-name="T1">rem</text:span><text:span text:style-name="T1"><text:tab/></text:span><text:span text:style-name="T1">font size of the root element</text:span></text:p>
              <text:p text:style-name="P1"><text:span text:style-name="T1">vw</text:span><text:span text:style-name="T1"><text:tab/></text:span><text:span text:style-name="T1"><text:tab/></text:span><text:span text:style-name="T1">1% of viewport’s width</text:span></text:p>
              <text:p text:style-name="P1"><text:span text:style-name="T1">vh <text:s text:c="3"/></text:span><text:span text:style-name="T1"><text:tab/></text:span><text:span text:style-name="T1">1% of viewport’s height</text:span></text:p>
              <text:p text:style-name="P1"><text:span text:style-name="T1">vmin <text:s/></text:span><text:span text:style-name="T1"><text:tab/></text:span><text:span text:style-name="T1">1% of viewport’s smaller dimension</text:span></text:p>
              <text:p text:style-name="P1"><text:span text:style-name="T1">vmax <text:s/></text:span><text:span text:style-name="T1"><text:tab/></text:span><text:span text:style-name="T1">1% of viewport’s larger dimension </text:span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routes.js</text:p>
          </table:table-cell>
          <table:table-cell/>
          <table:table-cell table:style-name="ce29" office:value-type="string" calcext:value-type="string">
            <text:p>NodeJS server module</text:p>
          </table:table-cell>
          <table:table-cell table:style-name="ce29"/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/>
          <table:table-cell table:style-name="ce3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/>
          <table:table-cell table:style-name="ce3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/>
          <table:table-cell table:style-name="ce3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/>
          <table:table-cell table:style-name="ce32" office:value-type="string" calcext:value-type="string">
            <text:p><text:span text:style-name="T5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/>
          <table:table-cell table:style-name="ce32" office:value-type="string" calcext:value-type="string">
            <text:p><text:span text:style-name="T5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/>
          <table:table-cell office:value-type="string" calcext:value-type="string">
            <text:p><text:span text:style-name="T6">dialogHelpId, </text:span><text:span text:style-name="T7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</text:p>
          </table:table-cell>
          <table:table-cell table:style-name="ce12" office:value-type="string" calcext:value-type="string">
            <text:p>uses TrackedAsyncData</text:p>
          </table:table-cell>
          <table:table-cell office:value-type="string" calcext:value-type="string">
            <text:p><text:span text:style-name="T6">dialogInfoId, </text:span><text:span text:style-name="T7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/>
          <table:table-cell office:value-type="string" calcext:value-type="string">
            <text:p>dialogLoginId, dialogRightsId, <text:span text:style-name="T7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/>
          <table:table-cell office:value-type="string" calcext:value-type="string">
            <text:p>dialogTextId, <text:span text:style-name="T7">DialogTex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util.gjs</text:p>
          </table:table-cell>
          <table:table-cell/>
          <table:table-cell office:value-type="string" calcext:value-type="string">
            <text:p>Album tools/utilities in the main menu</text:p>
          </table:table-cell>
          <table:table-cell/>
          <table:table-cell office:value-type="string" calcext:value-type="string">
            <text:p>dialogUtilId, <text:span text:style-name="T7">DialogUtil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ialog-xper.gjs</text:p>
          </table:table-cell>
          <table:table-cell/>
          <table:table-cell table:style-name="ce26" office:value-type="string" calcext:value-type="string">
            <text:p>For development and testing</text:p>
          </table:table-cell>
          <table:table-cell table:style-name="ce26"/>
          <table:table-cell table:style-name="ce26" office:value-type="string" calcext:value-type="string">
            <text:p>dialogXperId, <text:span text:style-name="T7">DialogXper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excite.gjs</text:p>
          </table:table-cell>
          <table:table-cell table:style-name="ce26"/>
          <table:table-cell table:style-name="ce26" office:value-type="string" calcext:value-type="string">
            <text:p>Experimental formatting</text:p>
          </table:table-cell>
          <table:table-cell table:style-name="ce26"/>
          <table:table-cell table:style-name="ce37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header.gjs</text:p>
          </table:table-cell>
          <table:table-cell/>
          <table:table-cell table:style-name="ce26" office:value-type="string" calcext:value-type="string">
            <text:p>Temporary header where functionality will be tested/introduced, stepwise</text:p>
          </table:table-cell>
          <table:table-cell table:style-name="ce26"/>
          <table:table-cell table:style-name="ce37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anguage.gjs</text:p>
          </table:table-cell>
          <table:table-cell table:style-name="ce27"/>
          <table:table-cell table:style-name="ce27" office:value-type="string" calcext:value-type="string">
            <text:p>Language selections</text:p>
          </table:table-cell>
          <table:table-cell table:style-name="ce27"/>
          <table:table-cell table:style-name="ce47" office:value-type="string" calcext:value-type="string">
            <text:p>Languag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/>
          <table:table-cell office:value-type="string" calcext:value-type="string">
            <text:p>menuMainClass, <text:span text:style-name="T7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/>
          <table:table-cell office:value-type="string" calcext:value-type="string">
            <text:p>menuMainId, <text:span text:style-name="T7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</text:p>
          </table:table-cell>
          <table:table-cell/>
          <table:table-cell office:value-type="string" calcext:value-type="string">
            <text:p>Refreshes some DOM part at a parameter update</text:p>
          </table:table-cell>
          <table:table-cell/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/>
          <table:table-cell table:style-name="ce3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/>
          <table:table-cell table:style-name="ce3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/>
          <table:table-cell table:style-name="ce3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/>
          <table:table-cell table:style-name="ce48" office:value-type="string" calcext:value-type="string">
            <text:p><text:span text:style-name="T7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reactive variables and functions</text:p>
          </table:table-cell>
          <table:table-cell/>
          <table:table-cell table:style-name="ce3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20"/>
        </table:table-row>
        <table:table-row table:style-name="ro1" table:visibility="collapse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from some historical reasons)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2.251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12-22T22:55:58.056840208</dc:date>
    <meta:editing-duration>PT2H56M3S</meta:editing-duration>
    <meta:editing-cycles>23</meta:editing-cycles>
    <meta:generator>LibreOffice/7.3.7.2$Linux_X86_64 LibreOffice_project/30$Build-2</meta:generator>
    <meta:print-date>2024-11-03T11:51:52.279074051</meta:print-date>
    <meta:document-statistic meta:table-count="1" meta:cell-count="94" meta:object-count="0"/>
  </office:meta>
</office:document-meta>
</file>